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094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3.13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741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1.995cm"/>
    </style:style>
    <style:style style:name="co9" style:family="table-column">
      <style:table-column-properties fo:break-before="auto" style:column-width="3.0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6">
      <style:table-cell-properties style:text-align-source="fix" style:repeat-content="false"/>
      <style:paragraph-properties fo:text-align="center" fo:margin-left="0cm"/>
      <style:map style:condition="cell-content()&gt;=1000000000" style:apply-style-name="Untitled1" style:base-cell-address="results.C1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16"/>
    <style:style style:name="ce16" style:family="table-cell" style:parent-style-name="Default" style:data-style-name="N116">
      <style:table-cell-properties style:text-align-source="fix" style:repeat-content="false"/>
      <style:paragraph-properties fo:text-align="center" fo:margin-left="0cm"/>
      <style:map style:condition="cell-content()&gt;=1000000000" style:apply-style-name="Untitled1" style:base-cell-address="OPTIMAL.C2"/>
    </style:style>
    <style:style style:name="ce1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3" table:default-cell-style-name="ce4"/>
        <table:table-column table:style-name="co4" table:default-cell-style-name="ce5"/>
        <table:table-column table:style-name="co5" table:number-columns-repeated="1018" table:default-cell-style-name="ce1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Percent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-----------------</text:p>
          </table:table-cell>
          <table:table-cell table:formula="of:=SUM([.C3:.C300])" office:value-type="float" office:value="87569776640" calcext:value-type="float">
            <text:p>87569.78 MB</text:p>
          </table:table-cell>
          <table:table-cell table:formula="of:=SUM([.D3:.D300])" office:value-type="float" office:value="79866085376" calcext:value-type="float">
            <text:p>79866.09 MB</text:p>
          </table:table-cell>
          <table:table-cell table:formula="of:=[.C2]-[.D2]" office:value-type="float" office:value="7703691264" calcext:value-type="float">
            <text:p>7703.69 MB</text:p>
          </table:table-cell>
          <table:table-cell table:formula="of:=ROUND([.D2]/[.C2]*100;2) &amp; &quot;% // &quot; &amp; ROUND(AVERAGE([.F3:.F300])*100;2) &amp; &quot;%&quot;" office:value-type="string" office:string-value="91.2% // 83.33%" calcext:value-type="string">
            <text:p>91.2% // 83.3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 A.D.</text:p>
          </table:table-cell>
          <table:table-cell office:value-type="string" calcext:value-type="string">
            <text:p>Alpha 24</text:p>
          </table:table-cell>
          <table:table-cell office:value-type="float" office:value="3829227520" calcext:value-type="float">
            <text:p>3829.23 MB</text:p>
          </table:table-cell>
          <table:table-cell office:value-type="float" office:value="987701248" calcext:value-type="float">
            <text:p>987.70 MB</text:p>
          </table:table-cell>
          <table:table-cell table:formula="of:=IF([.C3]-[.D3] &gt; 0; [.C3]-[.D3] ; &quot;&quot;)" office:value-type="float" office:value="2841526272" calcext:value-type="float">
            <text:p>2841.53 MB</text:p>
          </table:table-cell>
          <table:table-cell table:formula="of:=IF([.D3] &gt; 0;[.D3]/[.C3];&quot;&quot;)" office:value-type="percentage" office:value="0.257937467241435" calcext:value-type="percentage">
            <text:p>25.7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nderella Phenomenon</text:p>
          </table:table-cell>
          <table:table-cell table:style-name="ce9" office:value-type="float" office:value="1.1" calcext:value-type="float">
            <text:p>1.1</text:p>
          </table:table-cell>
          <table:table-cell office:value-type="float" office:value="1277050880" calcext:value-type="float">
            <text:p>1277.05 MB</text:p>
          </table:table-cell>
          <table:table-cell office:value-type="float" office:value="641560576" calcext:value-type="float">
            <text:p>641.56 MB</text:p>
          </table:table-cell>
          <table:table-cell table:formula="of:=IF([.C4]-[.D4] &gt; 0; [.C4]-[.D4] ; &quot;&quot;)" office:value-type="float" office:value="635490304" calcext:value-type="float">
            <text:p>635.49 MB</text:p>
          </table:table-cell>
          <table:table-cell table:formula="of:=IF([.D4] &gt; 0;[.D4]/[.C4];&quot;&quot;)" office:value-type="percentage" office:value="0.502376675861184" calcext:value-type="percentage">
            <text:p>50.2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warf Fortress</text:p>
          </table:table-cell>
          <table:table-cell office:value-type="string" calcext:value-type="string">
            <text:p>0.47.04</text:p>
          </table:table-cell>
          <table:table-cell office:value-type="float" office:value="33484800" calcext:value-type="float">
            <text:p>33.48 MB</text:p>
          </table:table-cell>
          <table:table-cell office:value-type="float" office:value="20041728" calcext:value-type="float">
            <text:p>20.04 MB</text:p>
          </table:table-cell>
          <table:table-cell table:formula="of:=IF([.C5]-[.D5] &gt; 0; [.C5]-[.D5] ; &quot;&quot;)" office:value-type="float" office:value="13443072" calcext:value-type="float">
            <text:p>13.44 MB</text:p>
          </table:table-cell>
          <table:table-cell table:formula="of:=IF([.D5] &gt; 0;[.D5]/[.C5];&quot;&quot;)" office:value-type="percentage" office:value="0.598532110091743" calcext:value-type="percentage">
            <text:p>59.8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ayon Physics Deluxe</text:p>
          </table:table-cell>
          <table:table-cell office:value-type="string" calcext:value-type="string">
            <text:p>----</text:p>
          </table:table-cell>
          <table:table-cell office:value-type="float" office:value="53628928" calcext:value-type="float">
            <text:p>53.63 MB</text:p>
          </table:table-cell>
          <table:table-cell office:value-type="float" office:value="32661504" calcext:value-type="float">
            <text:p>32.66 MB</text:p>
          </table:table-cell>
          <table:table-cell table:formula="of:=IF([.C6]-[.D6] &gt; 0; [.C6]-[.D6] ; &quot;&quot;)" office:value-type="float" office:value="20967424" calcext:value-type="float">
            <text:p>20.97 MB</text:p>
          </table:table-cell>
          <table:table-cell table:formula="of:=IF([.D6] &gt; 0;[.D6]/[.C6];&quot;&quot;)" office:value-type="percentage" office:value="0.60902772473841" calcext:value-type="percentage">
            <text:p>60.90%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licker Heroes</text:p>
          </table:table-cell>
          <table:table-cell office:value-type="string" calcext:value-type="string">
            <text:p>----</text:p>
          </table:table-cell>
          <table:table-cell office:value-type="float" office:value="74981376" calcext:value-type="float">
            <text:p>74.98 MB</text:p>
          </table:table-cell>
          <table:table-cell office:value-type="float" office:value="46387200" calcext:value-type="float">
            <text:p>46.39 MB</text:p>
          </table:table-cell>
          <table:table-cell table:formula="of:=IF([.C7]-[.D7] &gt; 0; [.C7]-[.D7] ; &quot;&quot;)" office:value-type="float" office:value="28594176" calcext:value-type="float">
            <text:p>28.59 MB</text:p>
          </table:table-cell>
          <table:table-cell table:formula="of:=IF([.D7] &gt; 0;[.D7]/[.C7];&quot;&quot;)" office:value-type="percentage" office:value="0.618649623074402" calcext:value-type="percentage">
            <text:p>61.8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nDungeons</text:p>
          </table:table-cell>
          <table:table-cell office:value-type="string" calcext:value-type="string">
            <text:p>0.7.1</text:p>
          </table:table-cell>
          <table:table-cell office:value-type="float" office:value="201629696" calcext:value-type="float">
            <text:p>201.63 MB</text:p>
          </table:table-cell>
          <table:table-cell office:value-type="float" office:value="127934464" calcext:value-type="float">
            <text:p>127.93 MB</text:p>
          </table:table-cell>
          <table:table-cell table:formula="of:=IF([.C8]-[.D8] &gt; 0; [.C8]-[.D8] ; &quot;&quot;)" office:value-type="float" office:value="73695232" calcext:value-type="float">
            <text:p>73.70 MB</text:p>
          </table:table-cell>
          <table:table-cell table:formula="of:=IF([.D8] &gt; 0;[.D8]/[.C8];&quot;&quot;)" office:value-type="percentage" office:value="0.6345020923902" calcext:value-type="percentage">
            <text:p>63.4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ki Doki Literature Club</text:p>
          </table:table-cell>
          <table:table-cell office:value-type="string" calcext:value-type="string">
            <text:p>1.1.1</text:p>
          </table:table-cell>
          <table:table-cell office:value-type="float" office:value="281923584" calcext:value-type="float">
            <text:p>281.92 MB</text:p>
          </table:table-cell>
          <table:table-cell office:value-type="float" office:value="187473920" calcext:value-type="float">
            <text:p>187.47 MB</text:p>
          </table:table-cell>
          <table:table-cell table:formula="of:=IF([.C9]-[.D9] &gt; 0; [.C9]-[.D9] ; &quot;&quot;)" office:value-type="float" office:value="94449664" calcext:value-type="float">
            <text:p>94.45 MB</text:p>
          </table:table-cell>
          <table:table-cell table:formula="of:=IF([.D9] &gt; 0;[.D9]/[.C9];&quot;&quot;)" office:value-type="percentage" office:value="0.664981330543812" calcext:value-type="percentage">
            <text:p>66.5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tawa Shoujo</text:p>
          </table:table-cell>
          <table:table-cell office:value-type="float" office:value="1.3" calcext:value-type="float">
            <text:p>1.3</text:p>
          </table:table-cell>
          <table:table-cell office:value-type="float" office:value="537247744" calcext:value-type="float">
            <text:p>537.25 MB</text:p>
          </table:table-cell>
          <table:table-cell office:value-type="float" office:value="365490176" calcext:value-type="float">
            <text:p>365.49 MB</text:p>
          </table:table-cell>
          <table:table-cell table:formula="of:=IF([.C10]-[.D10] &gt; 0; [.C10]-[.D10] ; &quot;&quot;)" office:value-type="float" office:value="171757568" calcext:value-type="float">
            <text:p>171.76 MB</text:p>
          </table:table-cell>
          <table:table-cell table:formula="of:=IF([.D10] &gt; 0;[.D10]/[.C10];&quot;&quot;)" office:value-type="percentage" office:value="0.680300997224848" calcext:value-type="percentage">
            <text:p>68.0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onic Commando Rearmed</text:p>
          </table:table-cell>
          <table:table-cell office:value-type="string" calcext:value-type="string">
            <text:p>----</text:p>
          </table:table-cell>
          <table:table-cell office:value-type="float" office:value="397168640" calcext:value-type="float">
            <text:p>397.17 MB</text:p>
          </table:table-cell>
          <table:table-cell office:value-type="float" office:value="310730752" calcext:value-type="float">
            <text:p>310.73 MB</text:p>
          </table:table-cell>
          <table:table-cell table:formula="of:=IF([.C11]-[.D11] &gt; 0; [.C11]-[.D11] ; &quot;&quot;)" office:value-type="float" office:value="86437888" calcext:value-type="float">
            <text:p>86.44 MB</text:p>
          </table:table-cell>
          <table:table-cell table:formula="of:=IF([.D11] &gt; 0;[.D11]/[.C11];&quot;&quot;)" office:value-type="percentage" office:value="0.782364770793585" calcext:value-type="percentage">
            <text:p>78.2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iday Night Funkin</text:p>
          </table:table-cell>
          <table:table-cell office:value-type="string" calcext:value-type="string">
            <text:p>----</text:p>
          </table:table-cell>
          <table:table-cell office:value-type="float" office:value="187723776" calcext:value-type="float">
            <text:p>187.72 MB</text:p>
          </table:table-cell>
          <table:table-cell office:value-type="float" office:value="148316160" calcext:value-type="float">
            <text:p>148.32 MB</text:p>
          </table:table-cell>
          <table:table-cell table:formula="of:=IF([.C12]-[.D12] &gt; 0; [.C12]-[.D12] ; &quot;&quot;)" office:value-type="float" office:value="39407616" calcext:value-type="float">
            <text:p>39.41 MB</text:p>
          </table:table-cell>
          <table:table-cell table:formula="of:=IF([.D12] &gt; 0;[.D12]/[.C12];&quot;&quot;)" office:value-type="percentage" office:value="0.790076585717091" calcext:value-type="percentage">
            <text:p>79.0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 Communist</text:p>
          </table:table-cell>
          <table:table-cell office:value-type="string" calcext:value-type="string">
            <text:p>----</text:p>
          </table:table-cell>
          <table:table-cell office:value-type="float" office:value="66088960" calcext:value-type="float">
            <text:p>66.09 MB</text:p>
          </table:table-cell>
          <table:table-cell office:value-type="float" office:value="54325248" calcext:value-type="float">
            <text:p>54.33 MB</text:p>
          </table:table-cell>
          <table:table-cell table:formula="of:=IF([.C13]-[.D13] &gt; 0; [.C13]-[.D13] ; &quot;&quot;)" office:value-type="float" office:value="11763712" calcext:value-type="float">
            <text:p>11.76 MB</text:p>
          </table:table-cell>
          <table:table-cell table:formula="of:=IF([.D13] &gt; 0;[.D13]/[.C13];&quot;&quot;)" office:value-type="percentage" office:value="0.822001859312054" calcext:value-type="percentage">
            <text:p>82.2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bit Trader</text:p>
          </table:table-cell>
          <table:table-cell office:value-type="string" calcext:value-type="string">
            <text:p>----</text:p>
          </table:table-cell>
          <table:table-cell office:value-type="float" office:value="83648512" calcext:value-type="float">
            <text:p>83.65 MB</text:p>
          </table:table-cell>
          <table:table-cell office:value-type="float" office:value="70623232" calcext:value-type="float">
            <text:p>70.62 MB</text:p>
          </table:table-cell>
          <table:table-cell table:formula="of:=IF([.C14]-[.D14] &gt; 0; [.C14]-[.D14] ; &quot;&quot;)" office:value-type="float" office:value="13025280" calcext:value-type="float">
            <text:p>13.03 MB</text:p>
          </table:table-cell>
          <table:table-cell table:formula="of:=IF([.D14] &gt; 0;[.D14]/[.C14];&quot;&quot;)" office:value-type="percentage" office:value="0.84428557438057" calcext:value-type="percentage">
            <text:p>84.4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ve Is Strange</text:p>
          </table:table-cell>
          <table:table-cell office:value-type="float" office:value="1.2" calcext:value-type="float">
            <text:p>1.2</text:p>
          </table:table-cell>
          <table:table-cell office:value-type="float" office:value="244834304" calcext:value-type="float">
            <text:p>244.83 MB</text:p>
          </table:table-cell>
          <table:table-cell office:value-type="float" office:value="207302656" calcext:value-type="float">
            <text:p>207.30 MB</text:p>
          </table:table-cell>
          <table:table-cell table:formula="of:=IF([.C15]-[.D15] &gt; 0; [.C15]-[.D15] ; &quot;&quot;)" office:value-type="float" office:value="37531648" calcext:value-type="float">
            <text:p>37.53 MB</text:p>
          </table:table-cell>
          <table:table-cell table:formula="of:=IF([.D15] &gt; 0;[.D15]/[.C15];&quot;&quot;)" office:value-type="percentage" office:value="0.846705925653294" calcext:value-type="percentage">
            <text:p>84.6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usader Kings 2</text:p>
          </table:table-cell>
          <table:table-cell office:value-type="string" calcext:value-type="string">
            <text:p>----</text:p>
          </table:table-cell>
          <table:table-cell office:value-type="float" office:value="3170381824" calcext:value-type="float">
            <text:p>3170.38 MB</text:p>
          </table:table-cell>
          <table:table-cell office:value-type="float" office:value="2712797184" calcext:value-type="float">
            <text:p>2712.80 MB</text:p>
          </table:table-cell>
          <table:table-cell table:formula="of:=IF([.C16]-[.D16] &gt; 0; [.C16]-[.D16] ; &quot;&quot;)" office:value-type="float" office:value="457584640" calcext:value-type="float">
            <text:p>457.58 MB</text:p>
          </table:table-cell>
          <table:table-cell table:formula="of:=IF([.D16] &gt; 0;[.D16]/[.C16];&quot;&quot;)" office:value-type="percentage" office:value="0.855668917688067" calcext:value-type="percentage">
            <text:p>85.5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tween Two Castles - Digital Edition</text:p>
          </table:table-cell>
          <table:table-cell office:value-type="string" calcext:value-type="string">
            <text:p>----</text:p>
          </table:table-cell>
          <table:table-cell office:value-type="float" office:value="631996416" calcext:value-type="float">
            <text:p>632.00 MB</text:p>
          </table:table-cell>
          <table:table-cell office:value-type="float" office:value="544219136" calcext:value-type="float">
            <text:p>544.22 MB</text:p>
          </table:table-cell>
          <table:table-cell table:formula="of:=IF([.C17]-[.D17] &gt; 0; [.C17]-[.D17] ; &quot;&quot;)" office:value-type="float" office:value="87777280" calcext:value-type="float">
            <text:p>87.78 MB</text:p>
          </table:table-cell>
          <table:table-cell table:formula="of:=IF([.D17] &gt; 0;[.D17]/[.C17];&quot;&quot;)" office:value-type="percentage" office:value="0.861111111111111" calcext:value-type="percentage">
            <text:p>86.1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1.17.1</text:p>
          </table:table-cell>
          <table:table-cell office:value-type="float" office:value="799768576" calcext:value-type="float">
            <text:p>799.77 MB</text:p>
          </table:table-cell>
          <table:table-cell office:value-type="float" office:value="690884608" calcext:value-type="float">
            <text:p>690.88 MB</text:p>
          </table:table-cell>
          <table:table-cell table:formula="of:=IF([.C18]-[.D18] &gt; 0; [.C18]-[.D18] ; &quot;&quot;)" office:value-type="float" office:value="108883968" calcext:value-type="float">
            <text:p>108.88 MB</text:p>
          </table:table-cell>
          <table:table-cell table:formula="of:=IF([.D18] &gt; 0;[.D18]/[.C18];&quot;&quot;)" office:value-type="percentage" office:value="0.863855656164215" calcext:value-type="percentage">
            <text:p>86.3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azy Taxi</text:p>
          </table:table-cell>
          <table:table-cell office:value-type="string" calcext:value-type="string">
            <text:p>----</text:p>
          </table:table-cell>
          <table:table-cell office:value-type="float" office:value="266420224" calcext:value-type="float">
            <text:p>266.42 MB</text:p>
          </table:table-cell>
          <table:table-cell office:value-type="float" office:value="230354944" calcext:value-type="float">
            <text:p>230.35 MB</text:p>
          </table:table-cell>
          <table:table-cell table:formula="of:=IF([.C19]-[.D19] &gt; 0; [.C19]-[.D19] ; &quot;&quot;)" office:value-type="float" office:value="36065280" calcext:value-type="float">
            <text:p>36.07 MB</text:p>
          </table:table-cell>
          <table:table-cell table:formula="of:=IF([.D19] &gt; 0;[.D19]/[.C19];&quot;&quot;)" office:value-type="percentage" office:value="0.864630096550028" calcext:value-type="percentage">
            <text:p>86.4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n Sonic</text:p>
          </table:table-cell>
          <table:table-cell table:style-name="ce8" office:value-type="string" calcext:value-type="string">
            <text:p>0.1.4</text:p>
          </table:table-cell>
          <table:table-cell office:value-type="float" office:value="18911232" calcext:value-type="float">
            <text:p>18.91 MB</text:p>
          </table:table-cell>
          <table:table-cell office:value-type="float" office:value="16441344" calcext:value-type="float">
            <text:p>16.44 MB</text:p>
          </table:table-cell>
          <table:table-cell table:formula="of:=IF([.C20]-[.D20] &gt; 0; [.C20]-[.D20] ; &quot;&quot;)" office:value-type="float" office:value="2469888" calcext:value-type="float">
            <text:p>2.47 MB</text:p>
          </table:table-cell>
          <table:table-cell table:formula="of:=IF([.D20] &gt; 0;[.D20]/[.C20];&quot;&quot;)" office:value-type="percentage" office:value="0.869395711500975" calcext:value-type="percentage">
            <text:p>86.9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nesia: The Dark Descent</text:p>
          </table:table-cell>
          <table:table-cell office:value-type="string" calcext:value-type="string">
            <text:p>----</text:p>
          </table:table-cell>
          <table:table-cell office:value-type="float" office:value="2616238080" calcext:value-type="float">
            <text:p>2616.24 MB</text:p>
          </table:table-cell>
          <table:table-cell office:value-type="float" office:value="2321989632" calcext:value-type="float">
            <text:p>2321.99 MB</text:p>
          </table:table-cell>
          <table:table-cell table:formula="of:=IF([.C21]-[.D21] &gt; 0; [.C21]-[.D21] ; &quot;&quot;)" office:value-type="float" office:value="294248448" calcext:value-type="float">
            <text:p>294.25 MB</text:p>
          </table:table-cell>
          <table:table-cell table:formula="of:=IF([.D21] &gt; 0;[.D21]/[.C21];&quot;&quot;)" office:value-type="percentage" office:value="0.887529942229111" calcext:value-type="percentage">
            <text:p>88.7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adlight II</text:p>
          </table:table-cell>
          <table:table-cell office:value-type="string" calcext:value-type="string">
            <text:p>----</text:p>
          </table:table-cell>
          <table:table-cell office:value-type="float" office:value="4686606336" calcext:value-type="float">
            <text:p>4686.61 MB</text:p>
          </table:table-cell>
          <table:table-cell office:value-type="float" office:value="4218986496" calcext:value-type="float">
            <text:p>4218.99 MB</text:p>
          </table:table-cell>
          <table:table-cell table:formula="of:=IF([.C22]-[.D22] &gt; 0; [.C22]-[.D22] ; &quot;&quot;)" office:value-type="float" office:value="467619840" calcext:value-type="float">
            <text:p>467.62 MB</text:p>
          </table:table-cell>
          <table:table-cell table:formula="of:=IF([.D22] &gt; 0;[.D22]/[.C22];&quot;&quot;)" office:value-type="percentage" office:value="0.900222078306856" calcext:value-type="percentage">
            <text:p>90.02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dustry</text:p>
          </table:table-cell>
          <table:table-cell office:value-type="string" calcext:value-type="string">
            <text:p>----</text:p>
          </table:table-cell>
          <table:table-cell office:value-type="float" office:value="112730112" calcext:value-type="float">
            <text:p>112.73 MB</text:p>
          </table:table-cell>
          <table:table-cell office:value-type="float" office:value="101744640" calcext:value-type="float">
            <text:p>101.74 MB</text:p>
          </table:table-cell>
          <table:table-cell table:formula="of:=IF([.C23]-[.D23] &gt; 0; [.C23]-[.D23] ; &quot;&quot;)" office:value-type="float" office:value="10985472" calcext:value-type="float">
            <text:p>10.99 MB</text:p>
          </table:table-cell>
          <table:table-cell table:formula="of:=IF([.D23] &gt; 0;[.D23]/[.C23];&quot;&quot;)" office:value-type="percentage" office:value="0.902550686723349" calcext:value-type="percentage">
            <text:p>90.2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lltale’s Back to the Future (1-5)</text:p>
          </table:table-cell>
          <table:table-cell office:value-type="string" calcext:value-type="string">
            <text:p>----</text:p>
          </table:table-cell>
          <table:table-cell office:value-type="float" office:value="2474823680" calcext:value-type="float">
            <text:p>2474.82 MB</text:p>
          </table:table-cell>
          <table:table-cell office:value-type="float" office:value="2236235776" calcext:value-type="float">
            <text:p>2236.24 MB</text:p>
          </table:table-cell>
          <table:table-cell table:formula="of:=IF([.C24]-[.D24] &gt; 0; [.C24]-[.D24] ; &quot;&quot;)" office:value-type="float" office:value="238587904" calcext:value-type="float">
            <text:p>238.59 MB</text:p>
          </table:table-cell>
          <table:table-cell table:formula="of:=IF([.D24] &gt; 0;[.D24]/[.C24];&quot;&quot;)" office:value-type="percentage" office:value="0.903593978864789" calcext:value-type="percentage">
            <text:p>90.3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terfall InSanity</text:p>
          </table:table-cell>
          <table:table-cell office:value-type="string" calcext:value-type="string">
            <text:p>----</text:p>
          </table:table-cell>
          <table:table-cell office:value-type="float" office:value="7389626368" calcext:value-type="float">
            <text:p>7389.63 MB</text:p>
          </table:table-cell>
          <table:table-cell office:value-type="float" office:value="6802223104" calcext:value-type="float">
            <text:p>6802.22 MB</text:p>
          </table:table-cell>
          <table:table-cell table:formula="of:=IF([.C25]-[.D25] &gt; 0; [.C25]-[.D25] ; &quot;&quot;)" office:value-type="float" office:value="587403264" calcext:value-type="float">
            <text:p>587.40 MB</text:p>
          </table:table-cell>
          <table:table-cell table:formula="of:=IF([.D25] &gt; 0;[.D25]/[.C25];&quot;&quot;)" office:value-type="percentage" office:value="0.92050974775346" calcext:value-type="percentage">
            <text:p>92.0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 Capitalist</text:p>
          </table:table-cell>
          <table:table-cell office:value-type="string" calcext:value-type="string">
            <text:p>----</text:p>
          </table:table-cell>
          <table:table-cell office:value-type="float" office:value="533676032" calcext:value-type="float">
            <text:p>533.68 MB</text:p>
          </table:table-cell>
          <table:table-cell office:value-type="float" office:value="499683328" calcext:value-type="float">
            <text:p>499.68 MB</text:p>
          </table:table-cell>
          <table:table-cell table:formula="of:=IF([.C26]-[.D26] &gt; 0; [.C26]-[.D26] ; &quot;&quot;)" office:value-type="float" office:value="33992704" calcext:value-type="float">
            <text:p>33.99 MB</text:p>
          </table:table-cell>
          <table:table-cell table:formula="of:=IF([.D26] &gt; 0;[.D26]/[.C26];&quot;&quot;)" office:value-type="percentage" office:value="0.936304608111012" calcext:value-type="percentage">
            <text:p>93.6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civ</text:p>
          </table:table-cell>
          <table:table-cell office:value-type="string" calcext:value-type="string">
            <text:p>3.11.16</text:p>
          </table:table-cell>
          <table:table-cell office:value-type="float" office:value="36458496" calcext:value-type="float">
            <text:p>36.46 MB</text:p>
          </table:table-cell>
          <table:table-cell office:value-type="float" office:value="34213888" calcext:value-type="float">
            <text:p>34.21 MB</text:p>
          </table:table-cell>
          <table:table-cell table:formula="of:=IF([.C27]-[.D27] &gt; 0; [.C27]-[.D27] ; &quot;&quot;)" office:value-type="float" office:value="2244608" calcext:value-type="float">
            <text:p>2.24 MB</text:p>
          </table:table-cell>
          <table:table-cell table:formula="of:=IF([.D27] &gt; 0;[.D27]/[.C27];&quot;&quot;)" office:value-type="percentage" office:value="0.938433883833277" calcext:value-type="percentage">
            <text:p>93.8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 Of Shuggy</text:p>
          </table:table-cell>
          <table:table-cell office:value-type="string" calcext:value-type="string">
            <text:p>----</text:p>
          </table:table-cell>
          <table:table-cell office:value-type="float" office:value="100532224" calcext:value-type="float">
            <text:p>100.53 MB</text:p>
          </table:table-cell>
          <table:table-cell office:value-type="float" office:value="95318016" calcext:value-type="float">
            <text:p>95.32 MB</text:p>
          </table:table-cell>
          <table:table-cell table:formula="of:=IF([.C28]-[.D28] &gt; 0; [.C28]-[.D28] ; &quot;&quot;)" office:value-type="float" office:value="5214208" calcext:value-type="float">
            <text:p>5.21 MB</text:p>
          </table:table-cell>
          <table:table-cell table:formula="of:=IF([.D28] &gt; 0;[.D28]/[.C28];&quot;&quot;)" office:value-type="percentage" office:value="0.948133963494133" calcext:value-type="percentage">
            <text:p>94.8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e of Wonders III</text:p>
          </table:table-cell>
          <table:table-cell office:value-type="string" calcext:value-type="string">
            <text:p>----</text:p>
          </table:table-cell>
          <table:table-cell office:value-type="float" office:value="4046716928" calcext:value-type="float">
            <text:p>4046.72 MB</text:p>
          </table:table-cell>
          <table:table-cell office:value-type="float" office:value="3932160000" calcext:value-type="float">
            <text:p>3932.16 MB</text:p>
          </table:table-cell>
          <table:table-cell table:formula="of:=IF([.C29]-[.D29] &gt; 0; [.C29]-[.D29] ; &quot;&quot;)" office:value-type="float" office:value="114556928" calcext:value-type="float">
            <text:p>114.56 MB</text:p>
          </table:table-cell>
          <table:table-cell table:formula="of:=IF([.D29] &gt; 0;[.D29]/[.C29];&quot;&quot;)" office:value-type="percentage" office:value="0.971691390814277" calcext:value-type="percentage">
            <text:p>97.1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man Arkham Asylum GOTY</text:p>
          </table:table-cell>
          <table:table-cell office:value-type="string" calcext:value-type="string">
            <text:p>----</text:p>
          </table:table-cell>
          <table:table-cell office:value-type="float" office:value="8479170560" calcext:value-type="float">
            <text:p>8479.17 MB</text:p>
          </table:table-cell>
          <table:table-cell office:value-type="float" office:value="8295231488" calcext:value-type="float">
            <text:p>8295.23 MB</text:p>
          </table:table-cell>
          <table:table-cell table:formula="of:=IF([.C30]-[.D30] &gt; 0; [.C30]-[.D30] ; &quot;&quot;)" office:value-type="float" office:value="183939072" calcext:value-type="float">
            <text:p>183.94 MB</text:p>
          </table:table-cell>
          <table:table-cell table:formula="of:=IF([.D30] &gt; 0;[.D30]/[.C30];&quot;&quot;)" office:value-type="percentage" office:value="0.978306949872229" calcext:value-type="percentage">
            <text:p>97.8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nesia: A Machine for Pigs</text:p>
          </table:table-cell>
          <table:table-cell office:value-type="string" calcext:value-type="string">
            <text:p>----</text:p>
          </table:table-cell>
          <table:table-cell office:value-type="float" office:value="5474930688" calcext:value-type="float">
            <text:p>5474.93 MB</text:p>
          </table:table-cell>
          <table:table-cell office:value-type="float" office:value="5357056000" calcext:value-type="float">
            <text:p>5357.06 MB</text:p>
          </table:table-cell>
          <table:table-cell table:formula="of:=IF([.C31]-[.D31] &gt; 0; [.C31]-[.D31] ; &quot;&quot;)" office:value-type="float" office:value="117874688" calcext:value-type="float">
            <text:p>117.87 MB</text:p>
          </table:table-cell>
          <table:table-cell table:formula="of:=IF([.D31] &gt; 0;[.D31]/[.C31];&quot;&quot;)" office:value-type="percentage" office:value="0.97847010405842" calcext:value-type="percentage">
            <text:p>97.8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izens of Earth</text:p>
          </table:table-cell>
          <table:table-cell office:value-type="string" calcext:value-type="string">
            <text:p>----</text:p>
          </table:table-cell>
          <table:table-cell office:value-type="float" office:value="4743909376" calcext:value-type="float">
            <text:p>4743.91 MB</text:p>
          </table:table-cell>
          <table:table-cell office:value-type="float" office:value="4641865728" calcext:value-type="float">
            <text:p>4641.87 MB</text:p>
          </table:table-cell>
          <table:table-cell table:formula="of:=IF([.C32]-[.D32] &gt; 0; [.C32]-[.D32] ; &quot;&quot;)" office:value-type="float" office:value="102043648" calcext:value-type="float">
            <text:p>102.04 MB</text:p>
          </table:table-cell>
          <table:table-cell table:formula="of:=IF([.D32] &gt; 0;[.D32]/[.C32];&quot;&quot;)" office:value-type="percentage" office:value="0.978489545243792" calcext:value-type="percentage">
            <text:p>97.8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zBlue Continuum Shift Extend</text:p>
          </table:table-cell>
          <table:table-cell office:value-type="string" calcext:value-type="string">
            <text:p>----</text:p>
          </table:table-cell>
          <table:table-cell office:value-type="float" office:value="9261002752" calcext:value-type="float">
            <text:p>9261.00 MB</text:p>
          </table:table-cell>
          <table:table-cell office:value-type="float" office:value="9157869568" calcext:value-type="float">
            <text:p>9157.87 MB</text:p>
          </table:table-cell>
          <table:table-cell table:formula="of:=IF([.C33]-[.D33] &gt; 0; [.C33]-[.D33] ; &quot;&quot;)" office:value-type="float" office:value="103133184" calcext:value-type="float">
            <text:p>103.13 MB</text:p>
          </table:table-cell>
          <table:table-cell table:formula="of:=IF([.D33] &gt; 0;[.D33]/[.C33];&quot;&quot;)" office:value-type="percentage" office:value="0.988863713059827" calcext:value-type="percentage">
            <text:p>98.8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ncast</text:p>
          </table:table-cell>
          <table:table-cell office:value-type="string" calcext:value-type="string">
            <text:p>----</text:p>
          </table:table-cell>
          <table:table-cell office:value-type="float" office:value="1637982208" calcext:value-type="float">
            <text:p>1637.98 MB</text:p>
          </table:table-cell>
          <table:table-cell office:value-type="float" office:value="1621139456" calcext:value-type="float">
            <text:p>1621.14 MB</text:p>
          </table:table-cell>
          <table:table-cell table:formula="of:=IF([.C34]-[.D34] &gt; 0; [.C34]-[.D34] ; &quot;&quot;)" office:value-type="float" office:value="16842752" calcext:value-type="float">
            <text:p>16.84 MB</text:p>
          </table:table-cell>
          <table:table-cell table:formula="of:=IF([.D34] &gt; 0;[.D34]/[.C34];&quot;&quot;)" office:value-type="percentage" office:value="0.989717377931373" calcext:value-type="percentage">
            <text:p>98.9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eleration of Suguri 2</text:p>
          </table:table-cell>
          <table:table-cell office:value-type="string" calcext:value-type="string">
            <text:p>----</text:p>
          </table:table-cell>
          <table:table-cell office:value-type="float" office:value="1161973760" calcext:value-type="float">
            <text:p>1161.97 MB</text:p>
          </table:table-cell>
          <table:table-cell office:value-type="float" office:value="1153892352" calcext:value-type="float">
            <text:p>1153.89 MB</text:p>
          </table:table-cell>
          <table:table-cell table:formula="of:=IF([.C35]-[.D35] &gt; 0; [.C35]-[.D35] ; &quot;&quot;)" office:value-type="float" office:value="8081408" calcext:value-type="float">
            <text:p>8.08 MB</text:p>
          </table:table-cell>
          <table:table-cell table:formula="of:=IF([.D35] &gt; 0;[.D35]/[.C35];&quot;&quot;)" office:value-type="percentage" office:value="0.993045102842942" calcext:value-type="percentage">
            <text:p>99.3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atha Christie – The ABC Murders</text:p>
          </table:table-cell>
          <table:table-cell office:value-type="string" calcext:value-type="string">
            <text:p>----</text:p>
          </table:table-cell>
          <table:table-cell office:value-type="float" office:value="2739146752" calcext:value-type="float">
            <text:p>2739.15 MB</text:p>
          </table:table-cell>
          <table:table-cell office:value-type="float" office:value="2722668544" calcext:value-type="float">
            <text:p>2722.67 MB</text:p>
          </table:table-cell>
          <table:table-cell table:formula="of:=IF([.C36]-[.D36] &gt; 0; [.C36]-[.D36] ; &quot;&quot;)" office:value-type="float" office:value="16478208" calcext:value-type="float">
            <text:p>16.48 MB</text:p>
          </table:table-cell>
          <table:table-cell table:formula="of:=IF([.D36] &gt; 0;[.D36]/[.C36];&quot;&quot;)" office:value-type="percentage" office:value="0.993984182122419" calcext:value-type="percentage">
            <text:p>99.4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% Orange Juice</text:p>
          </table:table-cell>
          <table:table-cell office:value-type="string" calcext:value-type="string">
            <text:p>----</text:p>
          </table:table-cell>
          <table:table-cell office:value-type="float" office:value="3157659648" calcext:value-type="float">
            <text:p>3157.66 MB</text:p>
          </table:table-cell>
          <table:table-cell office:value-type="float" office:value="3145588736" calcext:value-type="float">
            <text:p>3145.59 MB</text:p>
          </table:table-cell>
          <table:table-cell table:formula="of:=IF([.C37]-[.D37] &gt; 0; [.C37]-[.D37] ; &quot;&quot;)" office:value-type="float" office:value="12070912" calcext:value-type="float">
            <text:p>12.07 MB</text:p>
          </table:table-cell>
          <table:table-cell table:formula="of:=IF([.D37] &gt; 0;[.D37]/[.C37];&quot;&quot;)" office:value-type="percentage" office:value="0.996177259950215" calcext:value-type="percentage">
            <text:p>99.62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ecraft – Hexit II Modpack</text:p>
          </table:table-cell>
          <table:table-cell office:value-type="string" calcext:value-type="string">
            <text:p>1.3.1</text:p>
          </table:table-cell>
          <table:table-cell office:value-type="float" office:value="301887488" calcext:value-type="float">
            <text:p>301.89 MB</text:p>
          </table:table-cell>
          <table:table-cell office:value-type="float" office:value="269344768" calcext:value-type="float">
            <text:p>269.34 MB</text:p>
          </table:table-cell>
          <table:table-cell table:formula="of:=IF([.C38]-[.D38] &gt; 0; [.C38]-[.D38] ; &quot;&quot;)" office:value-type="float" office:value="32542720" calcext:value-type="float">
            <text:p>32.54 MB</text:p>
          </table:table-cell>
          <table:table-cell table:formula="of:=IF([.D38] &gt; 0;[.D38]/[.C38];&quot;&quot;)" office:value-type="percentage" office:value="0.892202488365467" calcext:value-type="percentage">
            <text:p>89.22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ad Effect 2</text:p>
          </table:table-cell>
          <table:table-cell office:value-type="string" calcext:value-type="string">
            <text:p>----</text:p>
          </table:table-cell>
          <table:table-cell office:value-type="float" office:value="15755362304" calcext:value-type="float">
            <text:p>15755.36 MB</text:p>
          </table:table-cell>
          <table:table-cell office:value-type="float" office:value="15426789376" calcext:value-type="float">
            <text:p>15426.79 MB</text:p>
          </table:table-cell>
          <table:table-cell table:formula="of:=IF([.C39]-[.D39] &gt; 0; [.C39]-[.D39] ; &quot;&quot;)" office:value-type="float" office:value="328572928" calcext:value-type="float">
            <text:p>328.57 MB</text:p>
          </table:table-cell>
          <table:table-cell table:formula="of:=IF([.D39] &gt; 0;[.D39]/[.C39];&quot;&quot;)" office:value-type="percentage" office:value="0.979145327053724" calcext:value-type="percentage">
            <text:p>97.9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hford Academy Redux</text:p>
          </table:table-cell>
          <table:table-cell office:value-type="string" calcext:value-type="string">
            <text:p>----</text:p>
          </table:table-cell>
          <table:table-cell office:value-type="float" office:value="703225856" calcext:value-type="float">
            <text:p>703.23 MB</text:p>
          </table:table-cell>
          <table:table-cell office:value-type="float" office:value="436838400" calcext:value-type="float">
            <text:p>436.84 MB</text:p>
          </table:table-cell>
          <table:table-cell table:formula="of:=IF([.C40]-[.D40] &gt; 0; [.C40]-[.D40] ; &quot;&quot;)" office:value-type="float" office:value="266387456" calcext:value-type="float">
            <text:p>266.39 MB</text:p>
          </table:table-cell>
          <table:table-cell table:formula="of:=IF([.D40] &gt; 0;[.D40]/[.C40];&quot;&quot;)" office:value-type="percentage" office:value="0.621192176415083" calcext:value-type="percentage">
            <text:p>62.12%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[.C41]-[.D41] &gt; 0; [.C41]-[.D41] ; &quot;&quot;)">
            <text:p/>
          </table:table-cell>
          <table:table-cell table:formula="of:=IF([.D41] &gt; 0;[.D41]/[.C41];&quot;&quot;)">
            <text:p/>
          </table:table-cell>
          <table:table-cell table:number-columns-repeated="1018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esults.C1:results.E1048576">
            <calcext:condition calcext:apply-style-name="Untitled1" calcext:value="&gt;=1000000000" calcext:base-cell-address="results.C1"/>
          </calcext:conditional-format>
        </calcext:conditional-formats>
      </table:table>
      <table:table table:name="OPTIMAL" table:style-name="ta1">
        <table:table-column table:style-name="co6" table:default-cell-style-name="Default"/>
        <table:table-column table:style-name="co7" table:default-cell-style-name="ce1"/>
        <table:table-column table:style-name="co8" table:number-columns-repeated="3" table:default-cell-style-name="ce13"/>
        <table:table-column table:style-name="co9" table:default-cell-style-name="ce15"/>
        <table:table-row table:style-name="ro1">
          <table:table-cell table:formula="of:=[$results.A1]" office:value-type="string" office:string-value="Name" calcext:value-type="string">
            <text:p>Name</text:p>
          </table:table-cell>
          <table:table-cell table:style-name="Default" table:formula="of:=[$results.B1]" office:value-type="string" office:string-value="Version" calcext:value-type="string">
            <text:p>Version</text:p>
          </table:table-cell>
          <table:table-cell table:formula="of:=[$results.C1]" office:value-type="string" office:string-value="Before" calcext:value-type="string">
            <text:p>Before</text:p>
          </table:table-cell>
          <table:table-cell table:formula="of:=[$results.D1]" office:value-type="string" office:string-value="After" calcext:value-type="string">
            <text:p>After</text:p>
          </table:table-cell>
          <table:table-cell table:formula="of:=[$results.E1]" office:value-type="string" office:string-value="Difference" calcext:value-type="string">
            <text:p>Difference</text:p>
          </table:table-cell>
          <table:table-cell table:formula="of:=[$results.F1]" office:value-type="string" office:string-value="Percentage" calcext:value-type="string">
            <text:p>Percentage</text:p>
          </table:table-cell>
        </table:table-row>
        <table:table-row table:style-name="ro1">
          <table:table-cell table:formula="of:=[$results.A2]" office:value-type="string" office:string-value="Total" calcext:value-type="string">
            <text:p>Total</text:p>
          </table:table-cell>
          <table:table-cell table:formula="of:=[$results.B2]" office:value-type="string" office:string-value="-----------------" calcext:value-type="string">
            <text:p>-----------------</text:p>
          </table:table-cell>
          <table:table-cell table:style-name="ce16" table:formula="of:=SUM([.C3:.C300])" office:value-type="float" office:value="6874066944" calcext:value-type="float">
            <text:p>6874.07 MB</text:p>
          </table:table-cell>
          <table:table-cell table:style-name="ce16" table:formula="of:=SUM([.D3:.D300])" office:value-type="float" office:value="2868297728" calcext:value-type="float">
            <text:p>2868.30 MB</text:p>
          </table:table-cell>
          <table:table-cell table:style-name="ce16" table:formula="of:=[.C2]-[.D2]" office:value-type="float" office:value="4005769216" calcext:value-type="float">
            <text:p>4005.77 MB</text:p>
          </table:table-cell>
          <table:table-cell table:style-name="ce5" table:formula="of:=ROUND([.D2]/[.C2]*100;2) &amp; &quot;% // &quot; &amp; ROUND(AVERAGE([.F3:.F300])*100;2) &amp; &quot;%&quot;" office:value-type="string" office:string-value="41.73% // 61.39%" calcext:value-type="string">
            <text:p>41.73% // 61.39%</text:p>
          </table:table-cell>
        </table:table-row>
        <table:table-row table:style-name="ro1">
          <table:table-cell table:formula="of:=[$results.A3]" office:value-type="string" office:string-value="0 A.D." calcext:value-type="string">
            <text:p>0 A.D.</text:p>
          </table:table-cell>
          <table:table-cell table:formula="of:=[$results.B3]" office:value-type="string" office:string-value="Alpha 24" calcext:value-type="string">
            <text:p>Alpha 24</text:p>
          </table:table-cell>
          <table:table-cell table:style-name="ce16" table:formula="of:=[$results.C3]" office:value-type="float" office:value="3829227520" calcext:value-type="float">
            <text:p>3829.23 MB</text:p>
          </table:table-cell>
          <table:table-cell table:style-name="ce16" table:formula="of:=[$results.D3]" office:value-type="float" office:value="987701248" calcext:value-type="float">
            <text:p>987.70 MB</text:p>
          </table:table-cell>
          <table:table-cell table:style-name="ce16" table:formula="of:=[$results.E3]" office:value-type="float" office:value="2841526272" calcext:value-type="float">
            <text:p>2841.53 MB</text:p>
          </table:table-cell>
          <table:table-cell table:formula="of:=[$results.F3]" office:value-type="percentage" office:value="0.257937467241435" calcext:value-type="percentage">
            <text:p>25.79%</text:p>
          </table:table-cell>
        </table:table-row>
        <table:table-row table:style-name="ro1">
          <table:table-cell table:formula="of:=[$results.A4]" office:value-type="string" office:string-value="Cinderella Phenomenon" calcext:value-type="string">
            <text:p>Cinderella Phenomenon</text:p>
          </table:table-cell>
          <table:table-cell table:formula="of:=[$results.B4]" office:value-type="float" office:value="1.1" calcext:value-type="float">
            <text:p>1.1</text:p>
          </table:table-cell>
          <table:table-cell table:style-name="ce16" table:formula="of:=[$results.C4]" office:value-type="float" office:value="1277050880" calcext:value-type="float">
            <text:p>1277.05 MB</text:p>
          </table:table-cell>
          <table:table-cell table:style-name="ce16" table:formula="of:=[$results.D4]" office:value-type="float" office:value="641560576" calcext:value-type="float">
            <text:p>641.56 MB</text:p>
          </table:table-cell>
          <table:table-cell table:style-name="ce16" table:formula="of:=[$results.E4]" office:value-type="float" office:value="635490304" calcext:value-type="float">
            <text:p>635.49 MB</text:p>
          </table:table-cell>
          <table:table-cell table:formula="of:=[$results.F4]" office:value-type="percentage" office:value="0.502376675861184" calcext:value-type="percentage">
            <text:p>50.24%</text:p>
          </table:table-cell>
        </table:table-row>
        <table:table-row table:style-name="ro1">
          <table:table-cell table:formula="of:=[$results.A5]" office:value-type="string" office:string-value="Dwarf Fortress" calcext:value-type="string">
            <text:p>Dwarf Fortress</text:p>
          </table:table-cell>
          <table:table-cell table:formula="of:=[$results.B5]" office:value-type="string" office:string-value="0.47.04" calcext:value-type="string">
            <text:p>0.47.04</text:p>
          </table:table-cell>
          <table:table-cell table:style-name="ce16" table:formula="of:=[$results.C5]" office:value-type="float" office:value="33484800" calcext:value-type="float">
            <text:p>33.48 MB</text:p>
          </table:table-cell>
          <table:table-cell table:style-name="ce16" table:formula="of:=[$results.D5]" office:value-type="float" office:value="20041728" calcext:value-type="float">
            <text:p>20.04 MB</text:p>
          </table:table-cell>
          <table:table-cell table:style-name="ce16" table:formula="of:=[$results.E5]" office:value-type="float" office:value="13443072" calcext:value-type="float">
            <text:p>13.44 MB</text:p>
          </table:table-cell>
          <table:table-cell table:formula="of:=[$results.F5]" office:value-type="percentage" office:value="0.598532110091743" calcext:value-type="percentage">
            <text:p>59.85%</text:p>
          </table:table-cell>
        </table:table-row>
        <table:table-row table:style-name="ro1">
          <table:table-cell table:formula="of:=[$results.A6]" office:value-type="string" office:string-value="Crayon Physics Deluxe" calcext:value-type="string">
            <text:p>Crayon Physics Deluxe</text:p>
          </table:table-cell>
          <table:table-cell table:formula="of:=[$results.B6]" office:value-type="string" office:string-value="----" calcext:value-type="string">
            <text:p>----</text:p>
          </table:table-cell>
          <table:table-cell table:style-name="ce16" table:formula="of:=[$results.C6]" office:value-type="float" office:value="53628928" calcext:value-type="float">
            <text:p>53.63 MB</text:p>
          </table:table-cell>
          <table:table-cell table:style-name="ce16" table:formula="of:=[$results.D6]" office:value-type="float" office:value="32661504" calcext:value-type="float">
            <text:p>32.66 MB</text:p>
          </table:table-cell>
          <table:table-cell table:style-name="ce16" table:formula="of:=[$results.E6]" office:value-type="float" office:value="20967424" calcext:value-type="float">
            <text:p>20.97 MB</text:p>
          </table:table-cell>
          <table:table-cell table:formula="of:=[$results.F6]" office:value-type="percentage" office:value="0.60902772473841" calcext:value-type="percentage">
            <text:p>60.90%</text:p>
          </table:table-cell>
        </table:table-row>
        <table:table-row table:style-name="ro1">
          <table:table-cell table:formula="of:=[$results.A7]" office:value-type="string" office:string-value="Clicker Heroes" calcext:value-type="string">
            <text:p>Clicker Heroes</text:p>
          </table:table-cell>
          <table:table-cell table:formula="of:=[$results.B7]" office:value-type="string" office:string-value="----" calcext:value-type="string">
            <text:p>----</text:p>
          </table:table-cell>
          <table:table-cell table:style-name="ce16" table:formula="of:=[$results.C7]" office:value-type="float" office:value="74981376" calcext:value-type="float">
            <text:p>74.98 MB</text:p>
          </table:table-cell>
          <table:table-cell table:style-name="ce16" table:formula="of:=[$results.D7]" office:value-type="float" office:value="46387200" calcext:value-type="float">
            <text:p>46.39 MB</text:p>
          </table:table-cell>
          <table:table-cell table:style-name="ce16" table:formula="of:=[$results.E7]" office:value-type="float" office:value="28594176" calcext:value-type="float">
            <text:p>28.59 MB</text:p>
          </table:table-cell>
          <table:table-cell table:formula="of:=[$results.F7]" office:value-type="percentage" office:value="0.618649623074402" calcext:value-type="percentage">
            <text:p>61.86%</text:p>
          </table:table-cell>
        </table:table-row>
        <table:table-row table:style-name="ro1">
          <table:table-cell table:formula="of:=[$results.A8]" office:value-type="string" office:string-value="OpenDungeons" calcext:value-type="string">
            <text:p>OpenDungeons</text:p>
          </table:table-cell>
          <table:table-cell table:formula="of:=[$results.B8]" office:value-type="string" office:string-value="0.7.1" calcext:value-type="string">
            <text:p>0.7.1</text:p>
          </table:table-cell>
          <table:table-cell table:style-name="ce16" table:formula="of:=[$results.C8]" office:value-type="float" office:value="201629696" calcext:value-type="float">
            <text:p>201.63 MB</text:p>
          </table:table-cell>
          <table:table-cell table:style-name="ce16" table:formula="of:=[$results.D8]" office:value-type="float" office:value="127934464" calcext:value-type="float">
            <text:p>127.93 MB</text:p>
          </table:table-cell>
          <table:table-cell table:style-name="ce16" table:formula="of:=[$results.E8]" office:value-type="float" office:value="73695232" calcext:value-type="float">
            <text:p>73.70 MB</text:p>
          </table:table-cell>
          <table:table-cell table:formula="of:=[$results.F8]" office:value-type="percentage" office:value="0.6345020923902" calcext:value-type="percentage">
            <text:p>63.45%</text:p>
          </table:table-cell>
        </table:table-row>
        <table:table-row table:style-name="ro1">
          <table:table-cell table:formula="of:=[$results.A9]" office:value-type="string" office:string-value="Doki Doki Literature Club" calcext:value-type="string">
            <text:p>Doki Doki Literature Club</text:p>
          </table:table-cell>
          <table:table-cell table:formula="of:=[$results.B9]" office:value-type="string" office:string-value="1.1.1" calcext:value-type="string">
            <text:p>1.1.1</text:p>
          </table:table-cell>
          <table:table-cell table:style-name="ce16" table:formula="of:=[$results.C9]" office:value-type="float" office:value="281923584" calcext:value-type="float">
            <text:p>281.92 MB</text:p>
          </table:table-cell>
          <table:table-cell table:style-name="ce16" table:formula="of:=[$results.D9]" office:value-type="float" office:value="187473920" calcext:value-type="float">
            <text:p>187.47 MB</text:p>
          </table:table-cell>
          <table:table-cell table:style-name="ce16" table:formula="of:=[$results.E9]" office:value-type="float" office:value="94449664" calcext:value-type="float">
            <text:p>94.45 MB</text:p>
          </table:table-cell>
          <table:table-cell table:formula="of:=[$results.F9]" office:value-type="percentage" office:value="0.664981330543812" calcext:value-type="percentage">
            <text:p>66.50%</text:p>
          </table:table-cell>
        </table:table-row>
        <table:table-row table:style-name="ro1">
          <table:table-cell table:formula="of:=[$results.A10]" office:value-type="string" office:string-value="Katawa Shoujo" calcext:value-type="string">
            <text:p>Katawa Shoujo</text:p>
          </table:table-cell>
          <table:table-cell table:formula="of:=[$results.B10]" office:value-type="float" office:value="1.3" calcext:value-type="float">
            <text:p>1.3</text:p>
          </table:table-cell>
          <table:table-cell table:style-name="ce16" table:formula="of:=[$results.C10]" office:value-type="float" office:value="537247744" calcext:value-type="float">
            <text:p>537.25 MB</text:p>
          </table:table-cell>
          <table:table-cell table:style-name="ce16" table:formula="of:=[$results.D10]" office:value-type="float" office:value="365490176" calcext:value-type="float">
            <text:p>365.49 MB</text:p>
          </table:table-cell>
          <table:table-cell table:style-name="ce16" table:formula="of:=[$results.E10]" office:value-type="float" office:value="171757568" calcext:value-type="float">
            <text:p>171.76 MB</text:p>
          </table:table-cell>
          <table:table-cell table:formula="of:=[$results.F10]" office:value-type="percentage" office:value="0.680300997224848" calcext:value-type="percentage">
            <text:p>68.03%</text:p>
          </table:table-cell>
        </table:table-row>
        <table:table-row table:style-name="ro1">
          <table:table-cell table:formula="of:=[$results.A11]" office:value-type="string" office:string-value="Bionic Commando Rearmed" calcext:value-type="string">
            <text:p>Bionic Commando Rearmed</text:p>
          </table:table-cell>
          <table:table-cell table:formula="of:=[$results.B11]" office:value-type="string" office:string-value="----" calcext:value-type="string">
            <text:p>----</text:p>
          </table:table-cell>
          <table:table-cell table:style-name="ce16" table:formula="of:=[$results.C11]" office:value-type="float" office:value="397168640" calcext:value-type="float">
            <text:p>397.17 MB</text:p>
          </table:table-cell>
          <table:table-cell table:style-name="ce16" table:formula="of:=[$results.D11]" office:value-type="float" office:value="310730752" calcext:value-type="float">
            <text:p>310.73 MB</text:p>
          </table:table-cell>
          <table:table-cell table:style-name="ce16" table:formula="of:=[$results.E11]" office:value-type="float" office:value="86437888" calcext:value-type="float">
            <text:p>86.44 MB</text:p>
          </table:table-cell>
          <table:table-cell table:formula="of:=[$results.F11]" office:value-type="percentage" office:value="0.782364770793585" calcext:value-type="percentage">
            <text:p>78.24%</text:p>
          </table:table-cell>
        </table:table-row>
        <table:table-row table:style-name="ro1">
          <table:table-cell table:formula="of:=[$results.A12]" office:value-type="string" office:string-value="Friday Night Funkin" calcext:value-type="string">
            <text:p>Friday Night Funkin</text:p>
          </table:table-cell>
          <table:table-cell table:formula="of:=[$results.B12]" office:value-type="string" office:string-value="----" calcext:value-type="string">
            <text:p>----</text:p>
          </table:table-cell>
          <table:table-cell table:style-name="ce16" table:formula="of:=[$results.C12]" office:value-type="float" office:value="187723776" calcext:value-type="float">
            <text:p>187.72 MB</text:p>
          </table:table-cell>
          <table:table-cell table:style-name="ce16" table:formula="of:=[$results.D12]" office:value-type="float" office:value="148316160" calcext:value-type="float">
            <text:p>148.32 MB</text:p>
          </table:table-cell>
          <table:table-cell table:style-name="ce16" table:formula="of:=[$results.E12]" office:value-type="float" office:value="39407616" calcext:value-type="float">
            <text:p>39.41 MB</text:p>
          </table:table-cell>
          <table:table-cell table:formula="of:=[$results.F12]" office:value-type="percentage" office:value="0.790076585717091" calcext:value-type="percentage">
            <text:p>79.01%</text:p>
          </table:table-cell>
        </table:table-row>
        <table:table-row table:style-name="ro1" table:number-rows-repeated="20">
          <table:table-cell table:number-columns-repeated="2"/>
          <table:table-cell table:style-name="ce16" table:number-columns-repeated="3"/>
          <table:table-cell/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OPTIMAL.C2:OPTIMAL.E32">
            <calcext:condition calcext:apply-style-name="Untitled1" calcext:value="&gt;=1000000000" calcext:base-cell-address="OPTIMAL.C2"/>
          </calcext:conditional-format>
        </calcext:conditional-formats>
      </table:table>
      <table:named-expressions/>
      <table:database-ranges>
        <table:database-range table:name="Data" table:target-range-address="results.A3:results.F59" table:on-update-keep-styles="true" table:on-update-keep-size="false">
          <table:sort>
            <table:sort-by table:field-number="5" table:data-type="automatic"/>
            <table:sort-by table:field-number="0" table:data-type="automatic"/>
          </table:sort>
        </table:database-range>
        <table:database-range table:name="__Anonymous_Sheet_DB__0" table:target-range-address="results.A3:results.F13" table:contains-header="false">
          <table:sort>
            <table:sort-by table:field-number="5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number number:decimal-places="2" number:min-decimal-places="2" number:min-integer-digits="1" number:display-factor="1000000000"/>
      <number:text> GB</number:text>
    </number:number-style>
    <number:number-style style:name="N113P1" style:volatile="true">
      <number:number number:decimal-places="2" number:min-decimal-places="2" number:min-integer-digits="1" number:display-factor="1000000000000"/>
      <number:text> TB</number:text>
    </number:number-style>
    <number:number-style style:name="N113">
      <number:number number:decimal-places="2" number:min-decimal-places="2" number:min-integer-digits="1" number:grouping="true" number:display-factor="1000000000000000"/>
      <number:text> PB</number:text>
      <style:map style:condition="value()&lt;1000000000000" style:apply-style-name="N113P0"/>
      <style:map style:condition="value()&lt;1000000000000000" style:apply-style-name="N113P1"/>
    </number:number-style>
    <number:number-style style:name="N116P0" style:volatile="true">
      <number:number number:decimal-places="2" number:min-decimal-places="2" number:min-integer-digits="1"/>
      <number:text>  B</number:text>
    </number:number-style>
    <number:number-style style:name="N116P1" style:volatile="true">
      <number:number number:decimal-places="2" number:min-decimal-places="2" number:min-integer-digits="1" number:display-factor="1000"/>
      <number:text> KB</number:text>
    </number:number-style>
    <number:number-style style:name="N116">
      <number:number number:decimal-places="2" number:min-decimal-places="2" number:min-integer-digits="1" number:display-factor="1000000"/>
      <number:text> MB</number:text>
      <style:map style:condition="value()&lt;1000" style:apply-style-name="N116P0"/>
      <style:map style:condition="value()&lt;1000000" style:apply-style-name="N116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 style:data-style-name="N113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5T23:15:01.797276089</dc:date>
    <meta:editing-duration>P3DT20H26M12S</meta:editing-duration>
    <meta:editing-cycles>60</meta:editing-cycles>
    <meta:generator>LibreOffice/7.4.4.2$Linux_X86_64 LibreOffice_project/40$Build-2</meta:generator>
    <meta:document-statistic meta:table-count="2" meta:cell-count="314" meta:object-count="0"/>
  </office:meta>
</office:document-meta>
</file>